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400000014E69DC78C08AC6703.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Courier New1" svg:font-family="'Courier New', Courier, monospace"/>
    <style:font-face style:name="Tahoma" svg:font-family="Tahoma, 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automatic-styles>
    <style:style style:name="P1" style:family="paragraph" style:parent-style-name="Standard">
      <style:text-properties officeooo:rsid="00039840" officeooo:paragraph-rsid="00039840"/>
    </style:style>
    <style:style style:name="P2" style:family="paragraph" style:parent-style-name="Preformatted_20_Text">
      <style:paragraph-properties fo:margin-left="0in" fo:margin-right="0in" fo:margin-top="0in" fo:margin-bottom="0in" loext:contextual-spacing="false" fo:text-indent="0in" style:auto-text-indent="false" fo:padding="0in" fo:border="none"/>
      <style:text-properties fo:font-variant="normal" fo:text-transform="none" fo:color="#000000" style:font-name="Courier New" fo:font-size="9pt" fo:letter-spacing="normal" fo:font-style="normal" fo:font-weight="normal" fo:background-color="#f5f5f5" loext:padding="0.052in" loext:border="0.06pt solid #cccccc"/>
    </style:style>
    <style:style style:name="P3" style:family="paragraph" style:parent-style-name="Preformatted_20_Text">
      <style:paragraph-properties fo:margin-left="0in" fo:margin-right="0in" fo:margin-top="0in" fo:margin-bottom="0in" loext:contextual-spacing="false" fo:line-height="150%" fo:text-indent="0in" style:auto-text-indent="false" fo:padding="0in" fo:border="none"/>
      <style:text-properties fo:font-variant="normal" fo:text-transform="none" fo:color="#000000" style:font-name="Courier New" fo:font-size="9pt" fo:letter-spacing="normal" fo:font-style="normal" fo:font-weight="normal" fo:background-color="#f5f5f5" loext:padding="0.052in" loext:border="0.06pt solid #cccccc"/>
    </style:style>
    <style:style style:name="P4" style:family="paragraph" style:parent-style-name="Preformatted_20_Text">
      <style:paragraph-properties fo:margin-left="0in" fo:margin-right="0in" fo:margin-top="0in" fo:margin-bottom="0in" loext:contextual-spacing="false" fo:text-indent="0in" style:auto-text-indent="false" fo:padding="0in" fo:border="none"/>
      <style:text-properties fo:font-variant="normal" fo:text-transform="none" fo:color="#000000" fo:letter-spacing="normal" fo:background-color="#f5f5f5" loext:padding="0.052in" loext:border="0.06pt solid #cccccc"/>
    </style:style>
    <style:style style:name="P5" style:family="paragraph" style:parent-style-name="Preformatted_20_Text">
      <style:paragraph-properties fo:margin-left="0in" fo:margin-right="0in" fo:margin-top="0in" fo:margin-bottom="0in" loext:contextual-spacing="false" fo:line-height="150%" fo:text-indent="0in" style:auto-text-indent="false" fo:padding="0in" fo:border="none"/>
      <style:text-properties fo:font-variant="normal" fo:text-transform="none" fo:color="#000000" fo:letter-spacing="normal" fo:background-color="#f5f5f5" loext:padding="0.052in" loext:border="0.06pt solid #cccccc"/>
    </style:style>
    <style:style style:name="P6" style:family="paragraph" style:parent-style-name="Preformatted_20_Text">
      <style:paragraph-properties fo:margin-top="0in" fo:margin-bottom="0in" loext:contextual-spacing="false" fo:line-height="150%" fo:padding="0in" fo:border="none"/>
      <style:text-properties fo:font-variant="normal" fo:text-transform="none" fo:color="#000000" fo:letter-spacing="normal" fo:background-color="#f5f5f5" loext:padding="0.052in" loext:border="0.06pt solid #cccccc"/>
    </style:style>
    <style:style style:name="P7" style:family="paragraph" style:parent-style-name="Preformatted_20_Text">
      <style:paragraph-properties fo:margin-top="0in" fo:margin-bottom="0in" loext:contextual-spacing="false" fo:line-height="150%" fo:padding="0in" fo:border="none"/>
      <style:text-properties fo:font-variant="normal" fo:text-transform="none" fo:color="#000000" style:font-name="Courier New" fo:font-size="9pt" fo:letter-spacing="normal" fo:font-style="normal" fo:font-weight="normal" fo:background-color="#f5f5f5" loext:padding="0.052in" loext:border="0.06pt solid #cccccc"/>
    </style:style>
    <style:style style:name="P8" style:family="paragraph" style:parent-style-name="Preformatted_20_Text">
      <style:paragraph-properties fo:margin-top="0in" fo:margin-bottom="0in" loext:contextual-spacing="false" fo:line-height="150%" fo:padding="0in" fo:border="none"/>
    </style:style>
    <style:style style:name="P9" style:family="paragraph" style:parent-style-name="Heading_20_1">
      <style:text-properties officeooo:rsid="00039840" officeooo:paragraph-rsid="00039840"/>
    </style:style>
    <style:style style:name="P10" style:family="paragraph" style:parent-style-name="Text_20_body">
      <style:paragraph-properties fo:margin-left="0.1043in" fo:margin-right="0.1043in" fo:margin-top="0.1043in" fo:margin-bottom="0.1043in" loext:contextual-spacing="false" fo:text-indent="0in" style:auto-text-indent="false" fo:padding="0in" fo:border="none"/>
    </style:style>
    <style:style style:name="P11"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444444" fo:letter-spacing="normal"/>
    </style:style>
    <style:style style:name="P12" style:family="paragraph" style:parent-style-name="Text_20_body">
      <style:paragraph-properties fo:margin-left="0.1043in" fo:margin-right="0.1043in" fo:margin-top="0.1043in" fo:margin-bottom="0.1043in" loext:contextual-spacing="false" fo:text-indent="0in" style:auto-text-indent="false" fo:padding="0in" fo:border="none"/>
      <style:text-properties fo:font-variant="normal" fo:text-transform="none" fo:color="#444444" fo:letter-spacing="normal" style:font-name-asian="Tahoma" style:font-size-asian="10.5pt" style:font-style-asian="normal" style:font-weight-asian="normal"/>
    </style:style>
    <style:style style:name="T1" style:family="text">
      <style:text-properties style:font-name="Tahoma" fo:font-size="10.5pt" fo:font-style="normal" fo:font-weight="normal"/>
    </style:style>
    <style:style style:name="T2" style:family="text">
      <style:text-properties style:font-name-asian="Tahoma" style:font-size-asian="10.5pt" style:font-style-asian="normal" style:font-weight-asian="normal"/>
    </style:style>
    <style:style style:name="T3" style:family="text">
      <style:text-properties fo:font-variant="normal" fo:text-transform="none" fo:color="#000000" style:text-line-through-style="none" style:text-line-through-type="none" style:font-name="Tahoma" fo:font-size="15pt" fo:letter-spacing="normal" fo:font-style="normal" style:text-underline-style="none" fo:font-weight="normal" style:text-blinking="false"/>
    </style:style>
    <style:style style:name="T4" style:family="text">
      <style:text-properties fo:font-variant="normal" fo:text-transform="none" fo:color="#000000" style:text-line-through-style="none" style:text-line-through-type="none" fo:letter-spacing="normal" style:text-underline-style="none" style:text-blinking="false" style:font-name-asian="Tahoma" style:font-size-asian="15pt" style:font-style-asian="normal" style:font-weight-asian="normal"/>
    </style:style>
    <style:style style:name="T5" style:family="text">
      <style:text-properties fo:font-variant="normal" fo:text-transform="none" fo:color="#444444" style:font-name="Tahoma" fo:font-size="13.5pt" fo:letter-spacing="normal" fo:font-style="normal" fo:font-weight="normal"/>
    </style:style>
    <style:style style:name="T6" style:family="text">
      <style:text-properties fo:font-variant="normal" fo:text-transform="none" fo:color="#444444" style:font-name="Tahoma" fo:font-size="12pt" fo:letter-spacing="normal" fo:font-style="normal" fo:font-weight="normal"/>
    </style:style>
    <style:style style:name="T7" style:family="text">
      <style:text-properties fo:font-variant="normal" fo:text-transform="none" fo:color="#444444" style:font-name="Tahoma" fo:font-size="10.5pt" fo:letter-spacing="normal" fo:font-style="normal" fo:font-weight="normal"/>
    </style:style>
    <style:style style:name="T8" style:family="text">
      <style:text-properties fo:font-variant="normal" fo:text-transform="none" fo:color="#444444" fo:letter-spacing="normal" style:font-name-asian="Tahoma" style:font-size-asian="13.5pt" style:font-style-asian="normal" style:font-weight-asian="normal"/>
    </style:style>
    <style:style style:name="T9" style:family="text">
      <style:text-properties fo:font-variant="normal" fo:text-transform="none" fo:color="#444444" fo:letter-spacing="normal" style:font-name-asian="Tahoma" style:font-size-asian="10.5pt" style:font-style-asian="normal" style:font-weight-asian="normal"/>
    </style:style>
    <style:style style:name="T10" style:family="text">
      <style:text-properties fo:font-variant="normal" fo:text-transform="none" fo:color="#444444" fo:letter-spacing="normal" style:font-name-asian="Tahoma" style:font-size-asian="12pt" style:font-style-asian="normal" style:font-weight-asian="normal"/>
    </style:style>
    <style:style style:name="T11" style:family="text">
      <style:text-properties fo:font-variant="normal" fo:text-transform="none" fo:color="#444444" fo:letter-spacing="normal" style:font-name-asian="Courier New1" style:font-size-asian="10.5pt" style:font-style-asian="normal" style:font-weight-asian="normal"/>
    </style:style>
    <style:style style:name="T12" style:family="text">
      <style:text-properties fo:font-variant="normal" fo:text-transform="none" fo:color="#444444" style:font-name="Courier New1" fo:font-size="10.5pt" fo:letter-spacing="normal" fo:font-style="normal" fo:font-weight="normal"/>
    </style:style>
    <style:style style:name="T13" style:family="text">
      <style:text-properties fo:font-variant="normal" fo:text-transform="none" fo:color="#000080" style:font-name="Tahoma" fo:font-size="10.5pt" fo:letter-spacing="normal" fo:font-style="normal" fo:font-weight="normal"/>
    </style:style>
    <style:style style:name="T14" style:family="text">
      <style:text-properties fo:font-variant="normal" fo:text-transform="none" fo:color="#000080" fo:letter-spacing="normal" style:font-name-asian="Tahoma" style:font-size-asian="10.5pt" style:font-style-asian="normal" style:font-weight-asian="normal"/>
    </style:style>
    <style:style style:name="T15" style:family="text">
      <style:text-properties fo:font-size="10.5pt"/>
    </style:style>
    <style:style style:name="T16" style:family="text">
      <style:text-properties style:font-size-asian="10.5pt"/>
    </style:style>
    <style:style style:name="T17" style:family="text">
      <style:text-properties style:font-name="Courier New" fo:font-size="9pt" fo:font-style="normal" fo:font-weight="normal"/>
    </style:style>
    <style:style style:name="T18" style:family="text">
      <style:text-properties style:font-name-asian="Courier New" style:font-size-asian="9pt" style:font-style-asian="normal" style:font-weight-asian="normal"/>
    </style:style>
    <style:style style:name="T19" style:family="text">
      <style:text-properties fo:color="#008080"/>
    </style:style>
    <style:style style:name="T20" style:family="text">
      <style:text-properties fo:color="#008080" style:font-name="Courier New" fo:font-size="9pt" fo:font-style="normal" fo:font-weight="normal"/>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www.cnblogs.com/yitim/p/angular2-study-route-and-deploy.html" text:style-name="Internet_20_link" text:visited-style-name="Visited_20_Internet_20_Link">http://www.cnblogs.com/yitim/p/angular2-study-route-and-deploy.html</text:a></text:p>
      <text:p text:style-name="P1"/>
      <text:p text:style-name="P1"/>
      <text:p text:style-name="P9"><text:bookmark text:name="cb_post_title_url"/><text:a xlink:type="simple" xlink:href="http://www.cnblogs.com/yitim/p/angular2-study-route-and-deploy.html" text:style-name="Internet_20_link" text:visited-style-name="Visited_20_Internet_20_Link"><text:span text:style-name="T4">从</text:span></text:a><text:a xlink:type="simple" xlink:href="http://www.cnblogs.com/yitim/p/angular2-study-route-and-deploy.html" text:style-name="Internet_20_link" text:visited-style-name="Visited_20_Internet_20_Link"><text:span text:style-name="T3">Angular2</text:span></text:a><text:a xlink:type="simple" xlink:href="http://www.cnblogs.com/yitim/p/angular2-study-route-and-deploy.html" text:style-name="Internet_20_link" text:visited-style-name="Visited_20_Internet_20_Link"><text:span text:style-name="T4">路由引发的前后端路由浅谈</text:span></text:a></text:p>
      <text:section text:style-name="Sect1" text:name="cnblogs_post_body">
        <text:p text:style-name="P10"><text:span text:style-name="T16">笔者的学习进度比较慢，直到两年以前写的网站都还是以服务端为主导的，即网站的所有视图都由服务器视图模板来渲染，笔者使用的是 </text:span><text:span text:style-name="T15">DotNet MVC</text:span><text:span text:style-name="T16">，开发套路就是在</text:span><text:span text:style-name="T15">Controller</text:span><text:span text:style-name="T16">里面写</text:span><text:span text:style-name="T15">Action</text:span><text:span text:style-name="T16">，在</text:span><text:span text:style-name="T15">Views</text:span><text:span text:style-name="T16">里写对应的</text:span><text:span text:style-name="T15">Action.cshtml</text:span><text:span text:style-name="T16">，使用</text:span><text:span text:style-name="T15">ajax</text:span><text:span text:style-name="T16">发起请求已经是比较前端的事情了。这种时候由于</text:span><text:span text:style-name="T15">DotNet MVC</text:span><text:span text:style-name="T16">框架继承的微软风格的懒人模式，甚至不需要去知道其路由是如何实现的，给人一种感觉是只要在浏览器里敲进去</text:span><text:span text:style-name="T15">Controller</text:span><text:span text:style-name="T16">名与</text:span><text:span text:style-name="T15">Action</text:span><text:span text:style-name="T16">名，就访问到视图了。</text:span></text:p>
        <text:p text:style-name="P11"><text:span text:style-name="T2">后来笔者开始使用</text:span><text:span text:style-name="T1">ng1</text:span><text:span text:style-name="T2">前端框架，起初的开发完全放弃其路由功能，而使用服务端</text:span><text:span text:style-name="T1">MVC</text:span><text:span text:style-name="T2">路由来区分页面，在各自页面内写</text:span><text:span text:style-name="T1">ng1</text:span><text:span text:style-name="T2">代码。现在想来这样做实在是浪费了</text:span><text:span text:style-name="T1">ng1</text:span><text:span text:style-name="T2">的能力，因为</text:span><text:span text:style-name="T1">.Net MVC</text:span><text:span text:style-name="T2">的视图能力虽说有布局页这些概念，但其仍然是多页面的应用，视图间的切换都会造成页面的刷新，这会导致每切换一个页面都会重新加载一次</text:span><text:span text:style-name="T1">ng1</text:span><text:span text:style-name="T2">近两万行的代码。根本原因是没有利用这个强大的前端框架的精髓之一——前端路由。</text:span></text:p>
        <text:p text:style-name="P11"><text:span text:style-name="T2">抛开前端路由的底层，其所做的事情就是动态操作</text:span><text:span text:style-name="T1">DOM</text:span><text:span text:style-name="T2">来模拟页面的切换，带来的好处是巨大的，首先是不用再页面切换时重复加载大量的脚本依赖了，还有就是页面切换不再是白屏读条，而是可以加上接近原生应用的切换效果。而使用了前端路由后要解决的最大问题，自然是如何与服务端路由分离，至少不造成冲突。</text:span></text:p>
        <text:p text:style-name="P11"><text:span text:style-name="T2">前端路由有两种形式，一种是</text:span><text:span text:style-name="T1">Html5</text:span><text:span text:style-name="T2">的</text:span><text:span text:style-name="T1">pushState</text:span><text:span text:style-name="T2">风格，一种是使用</text:span><text:span text:style-name="T1">#</text:span><text:span text:style-name="T2">符号实现与服务端路由的分隔，笔者在基于微信公众号开发的时候涉及到了使用前端路由的</text:span><text:span text:style-name="T1">SPA</text:span><text:span text:style-name="T2">与微信</text:span><text:span text:style-name="T1">API</text:span><text:span text:style-name="T2">交互的各种情况，发现这两种形式各有问题，只能说微信以及传统的</text:span><text:span text:style-name="T1">web</text:span><text:span text:style-name="T2">服务器</text:span><text:span text:style-name="T1">(</text:span><text:span text:style-name="T2">至少</text:span><text:span text:style-name="T1">IIS</text:span><text:span text:style-name="T2">这个毒瘤</text:span><text:span text:style-name="T1">)</text:span><text:span text:style-name="T2">对现在这些前后端分离的</text:span><text:span text:style-name="T1">SPA</text:span><text:span text:style-name="T2">应用还不怎么友好。</text:span></text:p>
        <text:p text:style-name="P11"> </text:p>
        <text:p text:style-name="P10"><text:span text:style-name="Strong_20_Emphasis"><text:span text:style-name="T8">一、</text:span></text:span><text:span text:style-name="Strong_20_Emphasis"><text:span text:style-name="T5">ng2</text:span></text:span><text:span text:style-name="Strong_20_Emphasis"><text:span text:style-name="T8">项目的部署</text:span></text:span></text:p>
        <text:p text:style-name="P11"><text:span text:style-name="T2">由于</text:span><text:span text:style-name="T1">ng2</text:span><text:span text:style-name="T2">采用了各种</text:span><text:span text:style-name="T1">web</text:span><text:span text:style-name="T2">新特性，包括</text:span><text:span text:style-name="T1">TypeScript</text:span><text:span text:style-name="T2">语法特性以及基于</text:span><text:span text:style-name="T1">SystemJS</text:span><text:span text:style-name="T2">或者</text:span><text:span text:style-name="T1">webpack</text:span><text:span text:style-name="T2">的代码模块化，已经是个彻底的客户端</text:span><text:span text:style-name="T1">web</text:span><text:span text:style-name="T2">体系，可以说若想要使用</text:span><text:span text:style-name="T1">ng2</text:span><text:span text:style-name="T2">来开发项目的话，就摆脱不了前后端分离的架构了。而说到</text:span><text:span text:style-name="T1">web</text:span><text:span text:style-name="T2">的前后端分离，其前端</text:span><text:span text:style-name="T1">(</text:span><text:span text:style-name="T2">客户端</text:span><text:span text:style-name="T1">)</text:span><text:span text:style-name="T2">虽说跟服务端</text:span><text:span text:style-name="T1">(WebApi)</text:span><text:span text:style-name="T2">分离了，但却也仍然需要一个服务器来支撑前端入口页面以及框架脚本的文件分发。这就涉及到如何部署</text:span><text:span text:style-name="T1">ng2</text:span><text:span text:style-name="T2">的网站了，笔者得到的总结是只要</text:span><text:span text:style-name="T1">ng2</text:span><text:span text:style-name="T2">使用</text:span><text:span text:style-name="T1">webpack</text:span><text:span text:style-name="T2">打包编译得到目标文件后，放到任何服务器上都可以——因为得到的全都是静态资源，需要的只是架设成一个静态网站就足够了。一种选择是直接使用</text:span><text:span text:style-name="T1">node</text:span><text:span text:style-name="T2">圈子提供的服务器，并使用</text:span><text:span text:style-name="T1">nginx</text:span><text:span text:style-name="T2">完成反向代理等工作，由于某些历史原因笔者将</text:span><text:span text:style-name="T1">ng2</text:span><text:span text:style-name="T2">网站部署到了</text:span><text:span text:style-name="T1">IIS</text:span><text:span text:style-name="T2">服务器上，也是可以运行的。</text:span></text:p>
        <text:p text:style-name="P11"> </text:p>
        <text:p text:style-name="P11"><text:span text:style-name="T2">但是在</text:span><text:span text:style-name="T1">IIS</text:span><text:span text:style-name="T2">上部署</text:span><text:span text:style-name="T1">ng2</text:span><text:span text:style-name="T2">项目会有一个最直接的问题，那就是前后端路由冲突了</text:span><text:span text:style-name="T1">(</text:span><text:span text:style-name="T2">使用</text:span><text:span text:style-name="T1">html5 pushState</text:span><text:span text:style-name="T2">风格的情况下</text:span><text:span text:style-name="T1">)</text:span><text:span text:style-name="T2">！解决的办法有两个：</text:span></text:p>
        <text:p text:style-name="P10"><text:span text:style-name="Strong_20_Emphasis"><text:span text:style-name="T6">1.</text:span></text:span><text:span text:style-name="T6"> </text:span><text:span text:style-name="T9">老老实实使用</text:span><text:span text:style-name="T7">#</text:span><text:span text:style-name="T9">风格来区分前后端路由。其实前后端分离后没有了后端路由，此时的网站地址永远</text:span><text:soft-page-break/><text:span text:style-name="T9">是 </text:span><text:span text:style-name="T7">domain/#/url </text:span><text:span text:style-name="T9">格式的。</text:span></text:p>
        <text:p text:style-name="P10"><text:span text:style-name="Strong_20_Emphasis"><text:span text:style-name="T6">2.</text:span></text:span><text:span text:style-name="T6"> </text:span><text:span text:style-name="T9">笔者在使用</text:span><text:span text:style-name="T7">#</text:span><text:span text:style-name="T9">方式时发现此方式下发起微信网页授权的话会发生很尴尬的问题。</text:span></text:p>
        <text:p text:style-name="P12">　　配置给微信那边的回调地址应该是这样的格式：</text:p>
        <text:p text:style-name="P2">domain/#/url?code=xxxxx&amp;state=xxxxx</text:p>
        <text:p text:style-name="P11"><text:span text:style-name="T2">　　但是至少目前的微信授权接口，会自作聪明处理</text:span><text:span text:style-name="T1">#</text:span><text:span text:style-name="T2">符号，导致其会回调到这样的路径： </text:span></text:p>
        <text:p text:style-name="P2">domain/?code=xxxxx&amp;state=xxxxx/#/url</text:p>
        <text:p text:style-name="P11"><text:span text:style-name="T2">也就是说微信这厮居然认为</text:span><text:span text:style-name="T1">#</text:span><text:span text:style-name="T2">后边的参数不再参与路由了，强行把回调参数提到</text:span><text:span text:style-name="T1">#</text:span><text:span text:style-name="T2">号之前，简直蛋疼。</text:span></text:p>
        <text:p text:style-name="P11"><text:span text:style-name="T2">所以使用</text:span><text:span text:style-name="T1">pushState</text:span><text:span text:style-name="T2">是不可避免了。</text:span><text:span text:style-name="T1">(</text:span><text:span text:style-name="T2">但其实在</text:span><text:span text:style-name="T1">pushState</text:span><text:span text:style-name="T2">风格下，微信的支付</text:span><text:span text:style-name="T1">url</text:span><text:span text:style-name="T2">配置又会有点问题，说多了都是泪</text:span><text:span text:style-name="T1">)</text:span></text:p>
        <text:p text:style-name="P11"> </text:p>
        <text:p text:style-name="P12">网上大致有两种办法来防止被服务端路由影响：</text:p>
        <text:p text:style-name="P10"><text:span text:style-name="Strong_20_Emphasis"><text:span text:style-name="T13">1) </text:span></text:span><text:span text:style-name="Strong_20_Emphasis"><text:span text:style-name="T14">重写</text:span></text:span><text:span text:style-name="Strong_20_Emphasis"><text:span text:style-name="T13">ur</text:span></text:span><text:span text:style-name="T7">l(</text:span><text:span text:style-name="T9">没去试过</text:span><text:span text:style-name="T7">)</text:span></text:p>
        <text:p text:style-name="P10"><text:span text:style-name="Strong_20_Emphasis"><text:span text:style-name="T13">2) </text:span></text:span><text:span text:style-name="Strong_20_Emphasis"><text:span text:style-name="T14">笔者最后采用的办法是修改</text:span></text:span><text:span text:style-name="Strong_20_Emphasis"><text:span text:style-name="T13">404</text:span></text:span><text:span text:style-name="Strong_20_Emphasis"><text:span text:style-name="T14">的重定向到网站入口文件</text:span></text:span></text:p>
        <text:p text:style-name="P11"><text:span text:style-name="T2">　　虽然感觉有一些暴力，但是仔细一想这也只是服务端的</text:span><text:span text:style-name="T1">404</text:span><text:span text:style-name="T2">页面，本身也没有任何意义了，真正的</text:span><text:span text:style-name="T1">404</text:span><text:span text:style-name="T2">页面也应该是在前端路由中导航才是，所以把所有的服务器端的</text:span><text:span text:style-name="T1">404</text:span><text:span text:style-name="T2">请求重定向了也没什么不妥的。</text:span></text:p>
        <text:p text:style-name="P11"> </text:p>
        <text:p text:style-name="P10"><text:span text:style-name="Strong_20_Emphasis"><text:span text:style-name="T8">二、简单介绍</text:span></text:span><text:span text:style-name="Strong_20_Emphasis"><text:span text:style-name="T5">ng2</text:span></text:span><text:span text:style-name="Strong_20_Emphasis"><text:span text:style-name="T8">下的路由配置</text:span></text:span></text:p>
        <text:p text:style-name="P11"><text:span text:style-name="T2">原本写本文时只打算写点</text:span><text:span text:style-name="T1">ng2</text:span><text:span text:style-name="T2">路由是如何代码实现的，但是其实</text:span><text:span text:style-name="T1">ng2</text:span><text:span text:style-name="T2">的路由配置也就那么一点内容，感觉更麻烦的反而是整个的前端路由这个概念，所以到后半段才来讲讲</text:span><text:span text:style-name="T1">ng2</text:span><text:span text:style-name="T2">的路由配置。</text:span></text:p>
        <text:p text:style-name="P10"><text:span text:style-name="Strong_20_Emphasis"><text:span text:style-name="T10">路由的目标</text:span></text:span></text:p>
        <text:p text:style-name="P12">首先要明确路由的目标，就是组件。</text:p>
        <text:p text:style-name="P11"><text:span text:style-name="T1">ng2</text:span><text:span text:style-name="T2">的页面都是基于组件的，而路由要做的就是切换各个组件，其需要依赖的就是</text:span><text:span text:style-name="T1">&lt;router-outlet&gt;</text:span><text:span text:style-name="T2">标签，并在</text:span><text:span text:style-name="T1">ng2</text:span><text:span text:style-name="T2">模块的定义中声明即可。</text:span></text:p>
        <text:p text:style-name="P11"><text:span text:style-name="T2">比如一般我们的根模块做的事情除了加载核心依赖之外就是要做好根路由的配置，决定页面首先要显示哪个页面，以及哪几个</text:span><text:span text:style-name="T1">url</text:span><text:span text:style-name="T2">对应哪几个组件，当</text:span><text:span text:style-name="T1">url</text:span><text:span text:style-name="T2">匹配时就加载这些组件。而根组件中也是，除了其他全局标签之外，必不可少的就是一个</text:span><text:span text:style-name="T1">&lt;router-outlet&gt;</text:span><text:span text:style-name="T2">标签，所有的路由都是由这个路由插座展开的。</text:span></text:p>
        <text:p text:style-name="P11"><text:soft-page-break/> </text:p>
        <text:p text:style-name="P10"><text:span text:style-name="Strong_20_Emphasis"><text:span text:style-name="T10">路由的跳转与参数</text:span></text:span></text:p>
        <text:p text:style-name="P12">路由的跳转有两种方式，一是在界面中使用路由指令：</text:p>
        <text:p text:style-name="P4"><text:span text:style-name="T17">&lt;a [routerLink]="['/url',</text:span><text:span text:style-name="T18">参数</text:span><text:span text:style-name="T17">]"&gt;Click Me&lt;/a&gt;</text:span></text:p>
        <text:p text:style-name="P12">二就是在脚本中手动跳转：</text:p>
        <text:p text:style-name="P4"><text:span text:style-name="T17">router.navigate(['/url', </text:span><text:span text:style-name="T18">参数</text:span><text:span text:style-name="T17">])</text:span></text:p>
        <text:p text:style-name="P10"><text:span text:style-name="T9">而在新页面中获取路由参数也很简单，只要使用</text:span><text:span text:style-name="T7">angular2</text:span><text:span text:style-name="T9">的系统路由模块提供的</text:span><text:span text:style-name="Source_20_Text"><text:span text:style-name="T12">ActivatedRoute</text:span></text:span><text:span text:style-name="Source_20_Text"><text:span text:style-name="T11">服务即可。</text:span></text:span></text:p>
        <text:p text:style-name="P11"> </text:p>
        <text:p text:style-name="P10"><text:span text:style-name="Strong_20_Emphasis"><text:span text:style-name="T10">懒加载路由</text:span></text:span></text:p>
        <text:p text:style-name="P11"><text:span text:style-name="T1">ng2</text:span><text:span text:style-name="T2">的路由是支持懒加载的，确切的说懒加载的对象是</text:span><text:span text:style-name="T1">ng2</text:span><text:span text:style-name="T2">模块。</text:span></text:p>
        <text:p text:style-name="P11"><text:span text:style-name="T2">因为</text:span><text:span text:style-name="T1">ng2</text:span><text:span text:style-name="T2">应用规模变大以后会有多个模块，而这些模块不可能同时被使用，肯定是当路由指向到模块包含的某个组件</text:span><text:span text:style-name="T1">(</text:span><text:span text:style-name="T2">页面</text:span><text:span text:style-name="T1">)</text:span><text:span text:style-name="T2">后才真正需要加载这个模块，这时就要用到路由的懒加载能力了。其实现方式很简单：</text:span></text:p>
        <text:p text:style-name="P4"><text:span text:style-name="T17">{ path: 'url', loadChildren: '</text:span><text:span text:style-name="T18">目标模块的文件路径</text:span><text:span text:style-name="T17">#</text:span><text:span text:style-name="T18">目标模块名</text:span><text:span text:style-name="T17">' }</text:span></text:p>
        <text:p text:style-name="P11"><text:span text:style-name="T2">这样在</text:span><text:span text:style-name="T1">url</text:span><text:span text:style-name="T2">匹配时，才会先找到此模块文件的位置，然后加载此模块，好处就是不需要再应用一开始就加载所有模块，能节省资源，</text:span><text:span text:style-name="T1">ng2</text:span><text:span text:style-name="T2">甚至有模块预加载的能力，即后台异步提前加载好指定的懒加载模块，这样在需要此模块时，模块其实已经加载完毕，速度更加提升了。</text:span></text:p>
        <text:p text:style-name="P11"> </text:p>
        <text:p text:style-name="P12">至此笔者使用的路由配置一般是这样的形式：</text:p>
        <text:p text:style-name="P11"><text:span text:style-name="T1">1. </text:span><text:span text:style-name="T2">在应用的根模块中配置根路由，根路由只配置子页面所属模块的懒加载配置，以及必要的入口页面对应组件的直接加载。</text:span></text:p>
        <text:p text:style-name="P5"><draw:a xlink:type="simple" xlink:href="javascript:void(0);"><draw:frame draw:style-name="fr1" draw:name="Image1" text:anchor-type="paragraph" svg:width="0.2291in" svg:height="0.2291in" draw:z-index="0"><draw:image xlink:href="Pictures/100002000000001400000014E69DC78C08AC6703.gif" xlink:type="simple" xlink:show="embed" xlink:actuate="onLoad"/><svg:title>复制代码</svg:title></draw:frame></draw:a><text:span text:style-name="T19"> </text:span><text:span text:style-name="T20">1</text:span><text:span text:style-name="T17"> const routes: Routes = [</text:span></text:p>
        <text:p text:style-name="P6"><text:span text:style-name="T19"><text:s/></text:span><text:span text:style-name="T20">2</text:span><text:span text:style-name="T17"> <text:s text:c="4"/>{ path: 'directive', loadChildren: './directive/directive.module#DirectiveModule' },</text:span></text:p>
        <text:p text:style-name="P6"><text:span text:style-name="T19"><text:s/></text:span><text:span text:style-name="T20">3</text:span><text:span text:style-name="T17"> <text:s text:c="4"/>{ path: '', redirectTo: '/', pathMatch: 'full'},</text:span></text:p>
        <text:p text:style-name="P6"><text:span text:style-name="T19"><text:s/></text:span><text:span text:style-name="T20">4</text:span><text:span text:style-name="T17"> <text:s text:c="4"/>{ path: '**', redirectTo: '/', pathMatch: 'full' }</text:span></text:p>
        <text:p text:style-name="P6"><text:span text:style-name="T19"><text:s/></text:span><text:span text:style-name="T20">5</text:span><text:span text:style-name="T17"> ];</text:span></text:p>
        <text:p text:style-name="P6"><text:span text:style-name="T19"><text:s/></text:span><text:span text:style-name="T20">6</text:span><text:span text:style-name="T17"> </text:span></text:p>
        <text:p text:style-name="P6"><text:soft-page-break/><text:span text:style-name="T19"><text:s/></text:span><text:span text:style-name="T20">7</text:span><text:span text:style-name="T17"> @NgModule({</text:span></text:p>
        <text:p text:style-name="P6"><text:span text:style-name="T19"><text:s/></text:span><text:span text:style-name="T20">8</text:span><text:span text:style-name="T17"> <text:s text:c="4"/>imports: [RouterModule.forRoot(routes)],</text:span></text:p>
        <text:p text:style-name="P6"><text:span text:style-name="T19"><text:s/></text:span><text:span text:style-name="T20">9</text:span><text:span text:style-name="T17"> <text:s text:c="4"/>exports: [RouterModule],</text:span></text:p>
        <text:p text:style-name="P7"><text:span text:style-name="T19">10</text:span> <text:s text:c="4"/>declarations: [ ],</text:p>
        <text:p text:style-name="P7"><text:span text:style-name="T19">11</text:span> <text:s text:c="4"/>providers: [ ]</text:p>
        <text:p text:style-name="P7"><text:span text:style-name="T19">12</text:span> })</text:p>
        <text:p text:style-name="P7"><text:span text:style-name="T19">13</text:span> export class AppRoutingModule { }</text:p>
        <text:p text:style-name="P11"><draw:a xlink:type="simple" xlink:href="javascript:void(0);"><draw:frame draw:style-name="fr1" draw:name="Image2" text:anchor-type="paragraph" svg:width="0.2291in" svg:height="0.2291in" draw:z-index="1"><draw:image xlink:href="Pictures/100002000000001400000014E69DC78C08AC6703.gif" xlink:type="simple" xlink:show="embed" xlink:actuate="onLoad"/><svg:title>复制代码</svg:title></draw:frame></draw:a><text:span text:style-name="T1">2.</text:span><text:span text:style-name="T2">具体的模块中配置子路由，在子路由中详细指定自路径对应的子组件</text:span></text:p>
        <text:p text:style-name="P3"><draw:a xlink:type="simple" xlink:href="javascript:void(0);"><draw:frame draw:style-name="fr1" draw:name="Image3" text:anchor-type="paragraph" svg:width="0.2291in" svg:height="0.2291in" draw:z-index="2"><draw:image xlink:href="Pictures/100002000000001400000014E69DC78C08AC6703.gif" xlink:type="simple" xlink:show="embed" xlink:actuate="onLoad"/><svg:title>复制代码</svg:title></draw:frame></draw:a>const routes: Routes = [</text:p>
        <text:p text:style-name="P6"><text:s text:c="4"/><text:span text:style-name="T17">{</text:span></text:p>
        <text:p text:style-name="P6"><text:s text:c="8"/><text:span text:style-name="T17">path: '', component: DirectiveComponent, children: [</text:span></text:p>
        <text:p text:style-name="P6"><text:s text:c="12"/><text:span text:style-name="T17">{ path: 'home', component: DirectiveHomeComponent }</text:span></text:p>
        <text:p text:style-name="P6"><text:s text:c="8"/><text:span text:style-name="T17">]</text:span></text:p>
        <text:p text:style-name="P6"><text:s text:c="4"/><text:span text:style-name="T17">},</text:span></text:p>
        <text:p text:style-name="P6"><text:s text:c="4"/><text:span text:style-name="T17">{ path: '**', component: DirectiveHomeComponent }</text:span></text:p>
        <text:p text:style-name="P7">];</text:p>
        <text:p text:style-name="P8"/>
        <text:p text:style-name="P7">@NgModule({</text:p>
        <text:p text:style-name="P6"><text:s text:c="4"/><text:span text:style-name="T17">imports: [RouterModule.forChild(routes)],</text:span></text:p>
        <text:p text:style-name="P6"><text:s text:c="4"/><text:span text:style-name="T17">exports: [RouterModule],</text:span></text:p>
        <text:p text:style-name="P6"><text:s text:c="4"/><text:span text:style-name="T17">providers: []</text:span></text:p>
        <text:p text:style-name="P7">})</text:p>
        <text:p text:style-name="P12"><draw:a xlink:type="simple" xlink:href="javascript:void(0);"><draw:frame draw:style-name="fr1" draw:name="Image4" text:anchor-type="paragraph" svg:width="0.2291in" svg:height="0.2291in" draw:z-index="3"><draw:image xlink:href="Pictures/100002000000001400000014E69DC78C08AC6703.gif" xlink:type="simple" xlink:show="embed" xlink:actuate="onLoad"/><svg:title>复制代码</svg:title></draw:frame></draw:a>具体的路径匹配规则与路由模块的声明方式等这里就不提了，没有什么难度可言，关键在于其路由方式的理解。</text:p>
        <text:p text:style-name="P11"> </text:p>
        <text:p text:style-name="P10"><text:span text:style-name="Strong_20_Emphasis"><text:span text:style-name="T10">路由动画的问题</text:span></text:span></text:p>
        <text:p text:style-name="P11"><text:span text:style-name="T2">笔者遇到的目前</text:span><text:span text:style-name="T1">ng2</text:span><text:span text:style-name="T2">的路由体系的一个很大的问题就是路由动画。</text:span></text:p>
        <text:p text:style-name="P11"><text:soft-page-break/><text:span text:style-name="T2">由于</text:span><text:span text:style-name="T1">ng2</text:span><text:span text:style-name="T2">的路由依赖于一个</text:span><text:span text:style-name="T1">&lt;router-outlet&gt;</text:span><text:span text:style-name="T2">标签，而实际的组件</text:span><text:span text:style-name="T1">(</text:span><text:span text:style-name="T2">页面</text:span><text:span text:style-name="T1">)</text:span><text:span text:style-name="T2">的切换过程都是：</text:span></text:p>
        <text:p text:style-name="P11"><text:span text:style-name="T2">初始化页面</text:span><text:span text:style-name="T1">1 -&gt; </text:span><text:span text:style-name="T2">定向到页面</text:span><text:span text:style-name="T1">2 -&gt; </text:span><text:span text:style-name="T2">销毁页面</text:span><text:span text:style-name="T1">1 -&gt; </text:span><text:span text:style-name="T2">初始化页面</text:span><text:span text:style-name="T1">2</text:span></text:p>
        <text:p text:style-name="P11"><text:span text:style-name="T1">ng2</text:span><text:span text:style-name="T2">的路由组件切换非常尽职的会先销毁前一个组件再创建后一个组件，这导致即使你给组件配置了很酷炫的切换动画，前一个被销毁的组件也会直接蒸发，而后一个组件会正常按动画来出现。看到的效果就是，每次路由切换，页面都会先变成一片空白，然后新页面姗姗来迟，滑动进来也好，淡出显示也好，都给人一种尴尬的感觉。</text:span><text:span text:style-name="T1">StackOverflow</text:span><text:span text:style-name="T2">上有大牛给出了很厉害的解决方案，但给笔者的感觉是，仅为了路由的切换这也太不优雅了，期待</text:span><text:span text:style-name="T1">ng2</text:span><text:span text:style-name="T2">官方在未来的更新中给出一套更优雅的路由切换动画方案。</text:span></text:p>
        <text:p text:style-name="P11"> </text:p>
        <text:p text:style-name="P10"><text:span text:style-name="Strong_20_Emphasis"><text:span text:style-name="T8">总结：</text:span></text:span></text:p>
        <text:p text:style-name="P11"><text:span text:style-name="T2">如本文的篇幅一样，</text:span><text:span text:style-name="T1">ng2</text:span><text:span text:style-name="T2">的路由其实没多少东西，但是却问题重重，通常要解决的不是路由路配置，而是如何让这个还比较新的前端路由体系适应于当前已有的互联网服务的大环境。</text:span></text:p>
      </text:section>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Courier New1" svg:font-family="'Courier New', Courier, monospace"/>
    <style:font-face style:name="Tahoma" svg:font-family="Tahoma, Arial, Helvetica, sans-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font-name-asian="DejaVu Sans" style:font-size-asian="12pt" style:language-asian="none" style:country-asian="none" style:font-name-complex="Roboto"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Roboto" style:font-family-complex="Roboto"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Linux_X86_64 LibreOffice_project/30m0$Build-2</meta:generator>
    <meta:editing-cycles>2</meta:editing-cycles>
    <meta:creation-date>2008-08-22T11:41:04</meta:creation-date>
    <dc:date>2018-01-09T14:25:48.322387425</dc:date>
    <meta:editing-duration>PT33S</meta:editing-duration>
    <meta:document-statistic meta:table-count="0" meta:image-count="4" meta:object-count="0" meta:page-count="5" meta:paragraph-count="84" meta:word-count="2663" meta:character-count="3917" meta:non-whitespace-character-count="3719"/>
  </office:meta>
</office:document-meta>
</file>